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0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19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3" style:family="paragraph" style:parent-style-name="Heading_20_3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2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cm" fo:margin-bottom="0cm" style:contextual-spacing="false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officeooo:rsid="000ca595"/>
    </style:style>
    <style:style style:name="T15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6" style:family="text">
      <style:text-properties officeooo:rsid="000d3009"/>
    </style:style>
    <style:style style:name="T17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Nombre del a</text:span>lumno-<text:span text:style-name="T2">a</text:span>: </text:p>
      <text:p text:style-name="P16">N<text:span text:style-name="T3">ombre del alumno-a</text:span></text:p>
      <text:section text:style-name="Sect1" text:name="Sección1">
        <text:p text:style-name="P13"/>
      </text:section>
      <text:section text:style-name="Sect1" text:name="Sección4">
        <text:p text:style-name="P14"><text:s text:c="3"/>NOTA: Antes de nada, cumplimentar el nombre <text:span text:style-name="T4">completo</text:span> del alumno -<text:span text:style-name="T2">a</text:span> <text:s text:c="2"/></text:p>
      </text:section>
      <text:p text:style-name="P15"/>
      <text:p text:style-name="P8">OBJETIVOS</text:p>
      <text:p text:style-name="P9"/>
      <text:p text:style-name="P10">- <text:span text:style-name="T2">Conocer y habituarse a la metodología de trabajo, así como la plataforma CAMPUS DE LAS ENSEÑANZAS PROFESIONALES</text:span></text:p>
      <text:p text:style-name="P11"><text:span text:style-name="T2">- </text:span><text:span text:style-name="A1"><text:span text:style-name="T17">Selecciona las arquitecturas y tecnologías de programación sobre clientes Web, identificando y analizando las capacidades y características de cada una. </text:span></text:span><text:span text:style-name="A1"><text:span text:style-name="T15">. </text:span></text:span></text:p>
      <text:p text:style-name="P6">RECURSOS</text:p>
      <text:list text:style-name="L1">
        <text:list-header>
          <text:h text:style-name="P20" text:outline-level="1"/>
        </text:list-header>
        <text:list-item>
          <text:h text:style-name="P21" text:outline-level="1"><text:span text:style-name="T6">E</text:span><text:span text:style-name="T5">l equipo de aula asignado al propio alumno.</text:span></text:h>
        </text:list-item>
        <text:list-item>
          <text:h text:style-name="P22" text:outline-level="1">Carpeta compartida <text:span text:style-name="T16">DEW</text:span> en el equipo del profesor y accesible por red local.</text:h>
        </text:list-item>
        <text:list-item>
          <text:p text:style-name="P2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5">Software d<text:span text:style-name="T14">e desarrollo.</text:span></text:p>
        </text:list-item>
        <text:list-item>
          <text:p text:style-name="P26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2"/>
      <text:h text:style-name="P23" text:outline-level="3">Enunciado del Ejercicio</text:h>
      <text:p text:style-name="Text_20_body"><text:span text:style-name="Strong_20_Emphasis">Objetivo</text:span>: Desarrollar un sistema de gestión de inventario que genere productos aleatorios, permita filtrar y ordenar los productos, y muestre la información en formato JSON y en un formato legible para el usuario.</text:p>
      <text:p text:style-name="Text_20_body"><text:span text:style-name="Strong_20_Emphasis">Requisitos</text:span>:</text:p>
      <text:list text:style-name="L4">
        <text:list-item>
          <text:p text:style-name="P30"><text:span text:style-name="Strong_20_Emphasis">Generar una lista de productos</text:span>:</text:p>
          <text:list>
            <text:list-item>
              <text:p text:style-name="P31">Cada producto debe tener las siguientes propiedades:</text:p>
              <text:list>
                <text:list-item>
                  <text:p text:style-name="P31"><text:span text:style-name="Source_20_Text">id</text:span>: Un identificador único (número entero).</text:p>
                </text:list-item>
                <text:list-item>
                  <text:p text:style-name="P31"><text:span text:style-name="Source_20_Text">nombre</text:span>: Un nombre de producto generado aleatoriamente a partir de una lista de nombres (ej., "Laptop", "Teléfono", "Tablet", "Monitor", "Auriculares").</text:p>
                </text:list-item>
                <text:list-item>
                  <text:p text:style-name="P31"><text:span text:style-name="Source_20_Text">precio</text:span>: Un precio aleatorio entre 100 y 1000 (número decimal).</text:p>
                </text:list-item>
                <text:list-item>
                  <text:p text:style-name="P31"><text:span text:style-name="Source_20_Text">cantidad</text:span>: Una cantidad en inventario (número entero entre 0 y 100).</text:p>
                </text:list-item>
                <text:list-item>
                  <text:p text:style-name="P31"><text:span text:style-name="Source_20_Text">fechaIngreso</text:span>: La fecha de ingreso al inventario, que debe ser aleatoria dentro del último año.</text:p>
                </text:list-item>
              </text:list>
            </text:list-item>
          </text:list>
        </text:list-item>
        <text:list-item>
          <text:p text:style-name="P30"><text:span text:style-name="Strong_20_Emphasis">Filtrar productos</text:span>:</text:p>
          <text:list>
            <text:list-item>
              <text:p text:style-name="P31">Crear una función <text:span text:style-name="Source_20_Text">filtrarProductos</text:span> que permita filtrar los productos según:</text:p>
              <text:list>
                <text:list-item>
                  <text:p text:style-name="P31">Rango de precios.</text:p>
                </text:list-item>
                <text:list-item>
                  <text:p text:style-name="P31">Cantidad en inventario.</text:p>
                </text:list-item>
                <text:list-item>
                  <text:p text:style-name="P31">Palabra clave en el nombre del producto.</text:p>
                </text:list-item>
              </text:list>
            </text:list-item>
          </text:list>
        </text:list-item>
        <text:list-item>
          <text:p text:style-name="P30"><text:span text:style-name="Strong_20_Emphasis">Ordenar productos</text:span>:</text:p>
          <text:list>
            <text:list-item>
              <text:p text:style-name="P31">Crear una función <text:span text:style-name="Source_20_Text">ordenarProductos</text:span> que permita ordenar la lista de productos por:</text:p>
              <text:list>
                <text:list-item>
                  <text:p text:style-name="P31">Precio (ascendente o descendente).</text:p>
                </text:list-item>
                <text:list-item>
                  <text:p text:style-name="P31">Cantidad (ascendente o descendente).</text:p>
                </text:list-item>
              </text:list>
            </text:list-item>
          </text:list>
        </text:list-item>
        <text:list-item>
          <text:p text:style-name="P30"><text:span text:style-name="Strong_20_Emphasis">Mostrar productos</text:span>:</text:p>
          <text:list>
            <text:list-item>
              <text:p text:style-name="P31">Convertir la lista de productos a formato JSON usando <text:span text:style-name="Source_20_Text">JSON.stringify()</text:span> para simular el envío a un servidor.</text:p>
            </text:list-item>
            <text:list-item>
              <text:p text:style-name="P30">Imprimir los productos en la consola en un formato legible: <text:span text:style-name="Source_20_Text">ID: [id], Nombre: [nombre], Precio: [precio], Cantidad: [cantidad], Fecha de Ingreso: [fechaIngreso]</text:span>.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04T16:38:25.527000000</dc:date>
    <meta:editing-duration>PT58M46S</meta:editing-duration>
    <meta:editing-cycles>28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37" meta:word-count="350" meta:character-count="2242" meta:non-whitespace-character-count="1945"/>
  </office:meta>
</office:document-meta>
</file>